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 fo:language="ru" fo:country="RU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11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205.png" xlink:type="simple" xlink:show="embed" xlink:actuate="onLoad"/></draw:frame></text:p>
          </table:table-cell>
          <table:table-cell table:style-name="Table1.B1" office:value-type="string">
            <text:h text:style-name="P2" text:outline-level="1">Дискретный ПИД-регулятор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769cm" draw:z-index="1"><draw:image xlink:href="../images/0205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передаточную функцию дискретного ПИД-регулятора:</text:p>
            <text:p text:style-name="P7"><draw:frame draw:style-name="fr3" draw:name="Объект1" text:anchor-type="as-char" svg:width="6.81cm" svg:height="1.168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6">где<draw:frame draw:style-name="fr3" draw:name="Объект2" text:anchor-type="as-char" svg:width="3.0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">– </text:span>пропорциональная, интегральная и дифференциальная составляющие; <text:span text:style-name="T2">T </text:span>–<text:span text:style-name="T1"> </text:span>период квантования.</text:p>
            <text:p text:style-name="P6"><text:span text:style-name="T5">Примечание</text:span>:</text:p>
            <text:p text:style-name="P6"><text:span text:style-name="T1">Для правильной работы данного блока необходимо задать максимальный шаг интегрирования не больше, чем </text:span><text:span text:style-name="T2">0,5·T</text:span><text:span text:style-name="T1">. При интегрировании с постоянным шагом рекомендуется задать шаг таким, чтобы период квантования был кратен шагу интегрирования </text:span><text:span text:style-name="T2">T = k·h</text:span><text:span text:style-name="T1">, </text:span><text:span text:style-name="T4">где </text:span><text:span text:style-name="T2">k, h</text:span><text:span text:style-name="T1"> </text:span><text:span text:style-name="T4">–</text:span><text:span text:style-name="T1"> </text:span><text:span text:style-name="T4">целое число и шаг интегрирования</text:span><text:span text:style-name="T1">.</text:span></text:p>
            <text:p text:style-name="P8"><text:span text:style-name="T5">Свойства</text:span>:</text:p>
            <text:list xml:id="list4355330067667530540" text:style-name="L1">
              <text:list-item>
                <text:p text:style-name="P9"><text:span text:style-name="T6">Период квантования – период квантования расчета блока </text:span><text:span text:style-name="T3">T</text:span><text:span text:style-name="T6">.</text:span></text:p>
              </text:list-item>
              <text:list-item>
                <text:p text:style-name="P11"><text:span text:style-name="T4">Начальные условия – вектор начальных значений </text:span><text:span text:style-name="T2">yᵢ(0)</text:span><text:span text:style-name="T1"> </text:span><text:span text:style-name="T4">выходной величины блока.</text:span></text:p>
              </text:list-item>
              <text:list-item>
                <text:p text:style-name="P11">Пропорциональная составляющая –<draw:frame draw:style-name="fr3" draw:name="Объект5" text:anchor-type="as-char" svg:width="0.841cm" svg:height="0.621cm" draw:z-index="4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        </text:list-item>
              <text:list-item>
                <text:p text:style-name="P11">Интегральная составляющая –<draw:frame draw:style-name="fr3" draw:name="Объект6" text:anchor-type="as-char" svg:width="0.78cm" svg:height="0.621cm" draw:z-index="5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        </text:list-item>
              <text:list-item>
                <text:p text:style-name="P11">Дифференциальная составляющая –<draw:frame draw:style-name="fr3" draw:name="Объект11" text:anchor-type="as-char" svg:width="0.868cm" svg:height="0.621cm" draw:z-index="6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ый ПИД-регулятор</dc:title>
    <dc:date>2014-12-25T10:13:08.18</dc:date>
    <meta:generator>OpenOffice/4.1.1$Win32 OpenOffice.org_project/411m6$Build-9775</meta:generator>
    <meta:editing-duration>PT6H50M10S</meta:editing-duration>
    <meta:editing-cycles>165</meta:editing-cycles>
    <meta:document-statistic meta:table-count="1" meta:image-count="2" meta:object-count="5" meta:page-count="1" meta:paragraph-count="17" meta:word-count="106" meta:character-count="75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W</mi>
      <mrow>
        <mrow>
          <mo stretchy="false">(</mo>
          <mrow>
            <mi>z</mi>
          </mrow>
          <mo stretchy="false">)</mo>
        </mrow>
        <mo stretchy="false">=</mo>
        <mrow>
          <mrow>
            <msub>
              <mi>K</mi>
              <mi>P</mi>
            </msub>
            <mo stretchy="false">+</mo>
            <mrow>
              <msub>
                <mi>K</mi>
                <mi>I</mi>
              </msub>
              <mo stretchy="false">⋅</mo>
              <mrow>
                <mfrac>
                  <mrow>
                    <mrow>
                      <mi>T</mi>
                      <mo stretchy="false">⋅</mo>
                      <mi>z</mi>
                    </mrow>
                  </mrow>
                  <mrow>
                    <mrow>
                      <mi>z</mi>
                      <mo stretchy="false">−</mo>
                      <mn>1</mn>
                    </mrow>
                  </mrow>
                </mfrac>
              </mrow>
            </mrow>
          </mrow>
          <mo stretchy="false">+</mo>
          <mrow>
            <msub>
              <mi>K</mi>
              <mi>D</mi>
            </msub>
            <mo stretchy="false">⋅</mo>
            <mrow>
              <mfrac>
                <mrow>
                  <mrow>
                    <mi>z</mi>
                    <mo stretchy="false">−</mo>
                    <mn>1</mn>
                  </mrow>
                </mrow>
                <mrow>
                  <mrow>
                    <mi>T</mi>
                    <mo stretchy="false">⋅</mo>
                    <mi>z</mi>
                  </mrow>
                </mrow>
              </mfrac>
            </mrow>
          </mrow>
        </mrow>
      </mrow>
    </mrow>
    <annotation encoding="StarMath 5.0">W(z) = K_P +
K_I cdot {{T cdot z} over {z-1}} +
K_D cdot {{z - 1} over {T cdot z}}</annotation>
  </semantics>
</math>
</file>

<file path=Object 10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11/content.xml><?xml version="1.0" encoding="utf-8"?>
<math xmlns="http://www.w3.org/1998/Math/MathML">
  <semantics>
    <mrow>
      <msub>
        <mi>K</mi>
        <mi>D</mi>
      </msub>
    </mrow>
    <annotation encoding="StarMath 5.0">K_D</annotation>
  </semantics>
</math>
</file>

<file path=Object 2/content.xml><?xml version="1.0" encoding="utf-8"?>
<math xmlns="http://www.w3.org/1998/Math/MathML">
  <semantics>
    <mrow>
      <msub>
        <mi>K</mi>
        <mi>P</mi>
      </msub>
      <mi>,</mi>
      <mi/>
      <msub>
        <mi>K</mi>
        <mi>I</mi>
      </msub>
      <mi>,</mi>
      <mi/>
      <msub>
        <mi>K</mi>
        <mi>D</mi>
      </msub>
    </mrow>
    <annotation encoding="StarMath 5.0">K_P,~K_I,~K_D</annotation>
  </semantics>
</math>
</file>

<file path=Object 9/content.xml><?xml version="1.0" encoding="utf-8"?>
<math xmlns="http://www.w3.org/1998/Math/MathML">
  <semantics>
    <mrow>
      <msub>
        <mi>K</mi>
        <mi>P</mi>
      </msub>
    </mrow>
    <annotation encoding="StarMath 5.0">K_P</annotation>
  </semantics>
</math>
</file>